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154.96mm"/>
    </style:style>
    <style:style style:name="co4" style:family="table-column">
      <style:table-column-properties fo:break-before="auto" style:column-width="142.42mm"/>
    </style:style>
    <style:style style:name="co5" style:family="table-column">
      <style:table-column-properties fo:break-before="auto" style:column-width="5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50.52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32.26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52.11mm" fo:break-before="auto" style:use-optimal-row-height="true"/>
    </style:style>
    <style:style style:name="ro7" style:family="table-row">
      <style:table-row-properties style:row-height="49.72mm" fo:break-before="auto" style:use-optimal-row-height="true"/>
    </style:style>
    <style:style style:name="ro8" style:family="table-row">
      <style:table-row-properties style:row-height="2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800000" fo:font-size="14pt" style:font-size-asian="14pt" style:font-size-complex="14pt"/>
    </style:style>
    <style:style style:name="ce3" style:family="table-cell" style:parent-style-name="Default"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MainActivity启动模式</text:p>
          </table:table-cell>
          <table:table-cell office:value-type="string" calcext:value-type="string">
            <text:p>MainActivity是否运行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生命周期</text:p>
          </table:table-cell>
          <table:table-cell office:value-type="string" calcext:value-type="string">
            <text:p>是否在发起应用的任务栈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ndard</text:p>
          </table:table-cell>
          <table:table-cell office:value-type="string" calcext:value-type="string">
            <text:p>是</text:p>
          </table:table-cell>
          <table:table-cell table:style-name="ce3" office:value-type="string" calcext:value-type="string">
            <text:p>0x10008000</text:p>
          </table:table-cell>
          <table:table-cell table:style-name="ce3"/>
          <table:table-cell office:value-type="string" calcext:value-type="string">
            <text:p>是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默认0</text:p>
          </table:table-cell>
          <table:table-cell/>
          <table:table-cell office:value-type="string" calcext:value-type="string">
            <text:p>是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 calcext:value-type="string">
            <text:p>0x10000000</text:p>
          </table:table-cell>
          <table:table-cell office:value-type="string" calcext:value-type="string">
            <text:p><text:span text:style-name="T2">MainActivity1:onCreate</text:span></text:p>
            <text:p><text:span text:style-name="T2">MainActivity0:onDestroy</text:span></text:p>
            <text:p><text:span text:style-name="T2">MainActivity2:onCreate</text:span></text:p>
            <text:p><text:span text:style-name="T2">MainActivity1:onDestroy</text:span></text:p>
          </table:table-cell>
          <table:table-cell office:value-type="string" calcext:value-type="string">
            <text:p><text:span text:style-name="T2">MainActivity0否</text:span></text:p>
            <text:p><text:span text:style-name="T2">MainActivity1是</text:span></text:p>
            <text:p><text:span text:style-name="T2">MainActivity2否</text:span></text:p>
            <text:p><text:span text:style-name="T2">最终为否</text:span></text:p>
          </table:table-cell>
          <table:table-cell table:number-columns-repeated="1017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/>
          <table:table-cell office:value-type="string" calcext:value-type="string">
            <text:p>否</text:p>
          </table:table-cell>
          <table:table-cell office:value-type="string" calcext:value-type="string">
            <text:p>默认0</text:p>
          </table:table-cell>
          <table:table-cell office:value-type="string" calcext:value-type="string">
            <text:p>onCreate</text:p>
          </table:table-cell>
          <table:table-cell office:value-type="string" calcext:value-type="string">
            <text:p>是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0x10008000</text:p>
          </table:table-cell>
          <table:table-cell/>
          <table:table-cell office:value-type="string" calcext:value-type="string">
            <text:p>是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3" office:value-type="string" calcext:value-type="string">
            <text:p>0x10000000</text:p>
          </table:table-cell>
          <table:table-cell office:value-type="string" calcext:value-type="string">
            <text:p>MainActivity1:onCreate</text:p>
            <text:p>MainActivity2:OnCreate</text:p>
            <text:p>MainActivity1:onDestroy</text:p>
          </table:table-cell>
          <table:table-cell office:value-type="string" calcext:value-type="string">
            <text:p>MainActivity1是</text:p>
            <text:p><text:span text:style-name="T2">MainActivity2否</text:span></text:p>
            <text:p><text:span text:style-name="T2">最终为否</text:span></text:p>
          </table:table-cell>
          <table:table-cell table:number-columns-repeated="1017"/>
        </table:table-row>
        <table:table-row table:style-name="ro3" table:number-rows-repeated="5">
          <table:table-cell table:number-columns-repeated="1022"/>
        </table:table-row>
        <table:table-row table:style-name="ro6">
          <table:table-cell table:style-name="ce2" office:value-type="string" calcext:value-type="string">
            <text:p>singleTask</text:p>
          </table:table-cell>
          <table:table-cell table:style-name="ce2" office:value-type="string" calcext:value-type="string" table:number-columns-spanned="1" table:number-rows-spanned="2">
            <text:p>是</text:p>
          </table:table-cell>
          <table:table-cell office:value-type="string" calcext:value-type="string">
            <text:p>默认<text:span text:style-name="T1">0x10000000</text:span></text:p>
          </table:table-cell>
          <table:table-cell table:style-name="ce3" office:value-type="string" calcext:value-type="string">
            <text:p><text:span text:style-name="T1">MainActivity1:onNewIntent(0x10000000)由深链接触发</text:span></text:p>
            <text:p><text:span text:style-name="T1">由深链接或者普通跳转触发的onNewIntent默认flag就是0x10000000</text:span></text:p>
            <text:p><text:span text:style-name="T1">handleDeepLink(0x10000000)</text:span></text:p>
            <text:p><text:span text:style-name="T1">MainActivity1:onNewIntent(0x1000c000)</text:span></text:p>
            <text:p><text:span text:style-name="T1">handleDeepLink(0x1000c000)弹出所有目的地</text:span></text:p>
            <text:p><text:span text:style-name="T1">MainActivity2:onCreate(0x1000c000)</text:span></text:p>
            <text:p><text:span text:style-name="T1">ParentStartDestinations-&gt;destination</text:span></text:p>
            <text:p><text:span text:style-name="T1">MainActivity1:onDestroy</text:span></text:p>
          </table:table-cell>
          <table:table-cell office:value-type="string" calcext:value-type="string">
            <text:p>否</text:p>
          </table:table-cell>
          <table:table-cell table:number-columns-repeated="1017"/>
        </table:table-row>
        <table:table-row table:style-name="ro7">
          <table:table-cell/>
          <table:covered-table-cell/>
          <table:table-cell table:style-name="ce3" office:value-type="string" calcext:value-type="string">
            <text:p>在onNewIntent设置为只有FLAG_ACTIVITY_NEW_TASK</text:p>
          </table:table-cell>
          <table:table-cell table:style-name="ce3" office:value-type="string" calcext:value-type="string">
            <text:p><text:span text:style-name="T1">MainActivity1:onNewIntent(0x10000000)由深链接触发</text:span></text:p>
            <text:p><text:span text:style-name="T1">由深链接或者普通跳转触发的onNewIntent默认flag就是0x10000000</text:span></text:p>
            <text:p><text:span text:style-name="T1">handleDeepLink(0x10000000)</text:span></text:p>
            <text:p><text:span text:style-name="T1">MainActivity1:onNewIntent(0x1000c000)</text:span></text:p>
            <text:p><text:span text:style-name="T1">handleDeepLink(0x10000000)</text:span></text:p>
            <text:p><text:span text:style-name="T1">MainActivity2:onCreate(0x1000c000)</text:span></text:p>
            <text:p><text:span text:style-name="T1">ParentStartDestinations-&gt;destination</text:span></text:p>
            <text:p><text:span text:style-name="T1">MainActivity1:onDestroy</text:span></text:p>
          </table:table-cell>
          <table:table-cell office:value-type="string" calcext:value-type="string">
            <text:p>否</text:p>
          </table:table-cell>
          <table:table-cell table:number-columns-repeated="1017"/>
        </table:table-row>
        <table:table-row table:style-name="ro1">
          <table:table-cell/>
          <table:table-cell table:number-columns-spanned="1" table:number-rows-spanned="2"/>
          <table:table-cell table:style-name="ce3" office:value-type="string" calcext:value-type="string">
            <text:p>在onNewIntent设置为0x10008000</text:p>
          </table:table-cell>
          <table:table-cell office:value-type="string" calcext:value-type="string">
            <text:p>无Activity生命周期</text:p>
          </table:table-cell>
          <table:table-cell office:value-type="string" calcext:value-type="string">
            <text:p>否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3" office:value-type="string" calcext:value-type="string">
            <text:p>在onNewIntent设置为0x0000000</text:p>
          </table:table-cell>
          <table:table-cell table:style-name="ce3" office:value-type="string" calcext:value-type="string">
            <text:p>无Activity生命周期</text:p>
          </table:table-cell>
          <table:table-cell office:value-type="string" calcext:value-type="string">
            <text:p>否</text:p>
          </table:table-cell>
          <table:table-cell table:number-columns-repeated="1017"/>
        </table:table-row>
        <table:table-row table:style-name="ro3" table:number-rows-repeated="3">
          <table:table-cell table:number-columns-repeated="1022"/>
        </table:table-row>
        <table:table-row table:style-name="ro8">
          <table:table-cell/>
          <table:table-cell office:value-type="string" calcext:value-type="string">
            <text:p>否</text:p>
          </table:table-cell>
          <table:table-cell office:value-type="string" calcext:value-type="string">
            <text:p>默认<text:span text:style-name="T1">0x10000000</text:span>。需要通过onCreate控制</text:p>
          </table:table-cell>
          <table:table-cell office:value-type="string" calcext:value-type="string">
            <text:p>MainActivity1:onCreate(<text:span text:style-name="T1">0x10000000</text:span>)</text:p>
            <text:p>MainActivity1:OnNewIntent(<text:span text:style-name="T1">0x1000c000</text:span>)</text:p>
            <text:p>MainActivity2:OnCreate(<text:span text:style-name="T1">0x1000c000</text:span>)</text:p>
            <text:p>MainActivity1:onDestroy</text:p>
          </table:table-cell>
          <table:table-cell office:value-type="string" calcext:value-type="string">
            <text:p>否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4T15:26:10.901163280</meta:creation-date>
    <dc:date>2022-03-22T14:22:42.464537782</dc:date>
    <meta:editing-duration>P1DT20H26M55S</meta:editing-duration>
    <meta:editing-cycles>55</meta:editing-cycles>
    <meta:generator>LibreOffice/5.1.6.2$Linux_X86_64 LibreOffice_project/10m0$Build-2</meta:generator>
    <meta:document-statistic meta:table-count="1" meta:cell-count="41" meta:object-count="0"/>
  </office:meta>
</office:document-meta>
</file>